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598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0.2783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6600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7e0021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6600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cccccc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7e0021"/>
    </style:style>
    <style:style style:name="ce10" style:family="table-cell" style:parent-style-name="Default">
      <style:table-cell-properties fo:background-color="#7e0021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fo:background-color="#7e0021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1">
      <style:table-cell-properties fo:background-color="#7e0021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7e0021" style:text-align-source="fix" style:repeat-content="fals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1">
      <style:table-cell-properties fo:background-color="#eeeeee"/>
      <style:text-properties fo:color="#000000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1">
      <style:table-cell-properties fo:background-color="#7e0021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eeeeee"/>
      <style:text-properties fo:color="#000000" fo:font-weight="normal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row table:style-name="ro1">
          <table:table-cell table:style-name="ce1"/>
          <table:table-cell table:style-name="ce4" office:value-type="string" calcext:value-type="string">
            <text:p>Compatible</text:p>
          </table:table-cell>
          <table:table-cell table:style-name="ce4"/>
          <table:table-cell table:style-name="ce1" office:value-type="string" calcext:value-type="string">
            <text:p>Tools</text:p>
          </table:table-cell>
          <table:table-cell table:style-name="ce1" table:number-columns-repeated="8"/>
          <table:table-cell table:style-name="ce10" office:value-type="string" calcext:value-type="string">
            <text:p>Correct</text:p>
          </table:table-cell>
          <table:table-cell table:style-name="ce9" table:number-columns-repeated="8"/>
          <table:table-cell/>
          <table:table-cell office:value-type="string" calcext:value-type="string">
            <text:p>#tests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1" office:value-type="string" calcext:value-type="string">
            <text:p>chang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binary</text:p>
          </table:table-cell>
          <table:table-cell table:style-name="ce1" office:value-type="string" calcext:value-type="string">
            <text:p>clirr</text:p>
          </table:table-cell>
          <table:table-cell table:style-name="ce1" office:value-type="string" calcext:value-type="string">
            <text:p>jacc</text:p>
          </table:table-cell>
          <table:table-cell table:style-name="ce1" office:value-type="string" calcext:value-type="string">
            <text:p>japicc</text:p>
          </table:table-cell>
          <table:table-cell table:style-name="ce1" office:value-type="string" calcext:value-type="string">
            <text:p>japiChecker</text:p>
          </table:table-cell>
          <table:table-cell table:style-name="ce1" office:value-type="string" calcext:value-type="string">
            <text:p>japicmp</text:p>
          </table:table-cell>
          <table:table-cell table:style-name="ce1" office:value-type="string" calcext:value-type="string">
            <text:p>japitool</text:p>
          </table:table-cell>
          <table:table-cell table:style-name="ce1" office:value-type="string" calcext:value-type="string">
            <text:p>jour</text:p>
          </table:table-cell>
          <table:table-cell table:style-name="ce1" office:value-type="string" calcext:value-type="string">
            <text:p>revapi</text:p>
          </table:table-cell>
          <table:table-cell table:style-name="ce1" office:value-type="string" calcext:value-type="string">
            <text:p>sigtest</text:p>
          </table:table-cell>
          <table:table-cell table:style-name="ce3" office:value-type="string" calcext:value-type="string">
            <text:p>clirr</text:p>
          </table:table-cell>
          <table:table-cell table:style-name="ce3" office:value-type="string" calcext:value-type="string">
            <text:p>jacc</text:p>
          </table:table-cell>
          <table:table-cell table:style-name="ce3" office:value-type="string" calcext:value-type="string">
            <text:p>japicc</text:p>
          </table:table-cell>
          <table:table-cell table:style-name="ce3" office:value-type="string" calcext:value-type="string">
            <text:p>japiChecker</text:p>
          </table:table-cell>
          <table:table-cell table:style-name="ce3" office:value-type="string" calcext:value-type="string">
            <text:p>japicmp</text:p>
          </table:table-cell>
          <table:table-cell table:style-name="ce3" office:value-type="string" calcext:value-type="string">
            <text:p>japitool</text:p>
          </table:table-cell>
          <table:table-cell table:style-name="ce3" office:value-type="string" calcext:value-type="string">
            <text:p>jour</text:p>
          </table:table-cell>
          <table:table-cell table:style-name="ce3" office:value-type="string" calcext:value-type="string">
            <text:p>revapi</text:p>
          </table:table-cell>
          <table:table-cell table:style-name="ce3" office:value-type="string" calcext:value-type="string">
            <text:p>sigte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ModifierClazz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E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F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G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H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I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J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K3] = 1; IF(OR([.$B3] = 0; [.$C3] = 0); &quot;true&quot;; &quot;false&quot;);  IF(AND([.$B3] = 1; [.$C3] = 1); &quot;true&quot;;&quot;false&quot;))" office:value-type="string" office:string-value="false" calcext:value-type="string">
            <text:p>false</text:p>
          </table:table-cell>
          <table:table-cell table:style-name="ce11" table:formula="of:= IF([.L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ModifierClazzConstructor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E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F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G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H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I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J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K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L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ModifierClazzField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E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F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G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H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I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J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K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L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ModifierClazzMethod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E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F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G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H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I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J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K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L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ModifierClazzNestedClazz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E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F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G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H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I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J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K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L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ModifierClazzNestedIfaze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E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F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11" table:formula="of:= IF([.G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H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I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J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11" table:formula="of:= IF([.K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L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ConstructorParam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E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F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G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H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I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J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K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L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ConstructorParamGeneraliz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E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F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G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H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I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J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K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L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ConstructorParam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E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F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G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H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I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J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K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L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ConstructorParamNarrow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E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F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G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H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I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J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K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L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ConstructorParamSpeci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E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F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G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H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I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J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K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L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ConstructorParamUn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E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F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G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H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I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J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K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L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ConstructorParamWiden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E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F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G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H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I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J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K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L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Field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E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F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G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H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I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J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K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L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FieldGener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E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F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G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H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I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J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K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L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Field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E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F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G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H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I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J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K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L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FieldNarrow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E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F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G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H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I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J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K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L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FieldSpecializ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E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F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G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H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I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J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K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L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FieldUn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E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F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G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H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I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J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K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L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FieldWiden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E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F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G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H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I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J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K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L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Param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E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F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G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H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I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J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K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L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ParamGeneraliz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E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F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G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H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I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J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K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L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Param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E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F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G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H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I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J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K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L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ParamNarrow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E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F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G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H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I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J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K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L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ParamSpeci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E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F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G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H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I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J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K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L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ParamUn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E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F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G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H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I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J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K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L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ParamWiden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E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F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G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H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I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J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K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L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ReturnType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E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F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G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H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I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J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K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L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ReturnTypeGener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E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F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G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H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I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J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K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L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ReturnType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E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F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G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H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I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J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K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L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ReturnTypeNarrow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E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F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G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H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I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J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K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L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ReturnTypeSpecializ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E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F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G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H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I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J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K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L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ReturnTypeUn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E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F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G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H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I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J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K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L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ReturnTypeWiden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E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F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G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H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I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J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K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L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ConstantGener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 IF([.D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E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F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11" table:formula="of:= IF([.G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H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I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J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K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L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Constant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E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F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1" table:formula="of:= IF([.G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H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I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J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K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1" table:formula="of:= IF([.L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ConstantSpecializ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 IF([.D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E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F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11" table:formula="of:= IF([.G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H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I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J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K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L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ConstantUn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E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F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1" table:formula="of:= IF([.G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H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I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J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K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1" table:formula="of:= IF([.L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ConstantWidenin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 IF([.D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E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F41] = 1; IF(OR([.$B41] = 0; [.$C41] = 0); &quot;true&quot;; &quot;false&quot;);  IF(AND([.$B41] = 1; [.$C41] = 1); &quot;true&quot;;&quot;false&quot;))" office:value-type="string" office:string-value="false" calcext:value-type="string">
            <text:p>false</text:p>
          </table:table-cell>
          <table:table-cell table:style-name="ce11" table:formula="of:= IF([.G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H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I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J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K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L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ParamBox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E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F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G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H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I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J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K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L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ParamGener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E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F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G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H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I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J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K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L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Param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E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F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G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H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I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J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K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L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ParamNarrow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E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F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G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H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I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J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K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L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ParamSpeci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E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F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G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H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I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J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K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L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ParamUnbox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E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F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G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H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I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J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K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L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ParamWiden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E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F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G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H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I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J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K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L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ReturnTypeBox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E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F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G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H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I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J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K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L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ReturnTypeGener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E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F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G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H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I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J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K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L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ReturnType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E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F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G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H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I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J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K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L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ReturnTypeNarrow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E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F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G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H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I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J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K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L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ReturnTypeSpeci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E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F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G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H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I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J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K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L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ReturnTypeUnbox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E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F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G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H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I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J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K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L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ReturnTypeWiden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E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F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G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H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I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J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K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L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ClazzMethodThrowChecked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11" table:formula="of:= IF([.E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11" table:formula="of:= IF([.F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G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H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I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J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K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L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ClazzMethodThrowChecked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11" table:formula="of:= IF([.E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11" table:formula="of:= IF([.F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G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H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I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J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K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L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ClazzMethodThrowCheckedGener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11" table:formula="of:= IF([.E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11" table:formula="of:= IF([.F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G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H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I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J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K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L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ClazzMethodThrowChecked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1" table:formula="of:= IF([.E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1" table:formula="of:= IF([.F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G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H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I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J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K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1" table:formula="of:= IF([.L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ClazzMethodThrowCheckedToTryCatch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11" table:formula="of:= IF([.E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11" table:formula="of:= IF([.F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G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H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I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J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K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L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ClazzMethodThrowUnchecked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11" table:formula="of:= IF([.E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11" table:formula="of:= IF([.F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G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H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I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J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K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11" table:formula="of:= IF([.L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ClazzMethodTryCatchToThrowChecke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11" table:formula="of:= IF([.E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11" table:formula="of:= IF([.F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G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H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I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J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K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L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ConstructorType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1" table:formula="of:= IF([.E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1" table:formula="of:= IF([.F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1" table:formula="of:= IF([.G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1" table:formula="of:= IF([.H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1" table:formula="of:= IF([.I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J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1" table:formula="of:= IF([.K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L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ConstructorType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1" table:formula="of:= IF([.E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1" table:formula="of:= IF([.F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1" table:formula="of:= IF([.G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1" table:formula="of:= IF([.H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1" table:formula="of:= IF([.I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J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1" table:formula="of:= IF([.K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L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ConstructorTypeBounds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1" table:formula="of:= IF([.E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1" table:formula="of:= IF([.F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1" table:formula="of:= IF([.G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1" table:formula="of:= IF([.H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1" table:formula="of:= IF([.I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J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1" table:formula="of:= IF([.K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L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ConstructorType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E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F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G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H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I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J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K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L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ConstructorType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1" table:formula="of:= IF([.E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1" table:formula="of:= IF([.F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1" table:formula="of:= IF([.G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1" table:formula="of:= IF([.H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1" table:formula="of:= IF([.I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J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1" table:formula="of:= IF([.K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L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ConstructorType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1" table:formula="of:= IF([.E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1" table:formula="of:= IF([.F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1" table:formula="of:= IF([.G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1" table:formula="of:= IF([.H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1" table:formula="of:= IF([.I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J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1" table:formula="of:= IF([.K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L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MethodType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1" table:formula="of:= IF([.E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1" table:formula="of:= IF([.F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1" table:formula="of:= IF([.G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1" table:formula="of:= IF([.H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1" table:formula="of:= IF([.I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J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1" table:formula="of:= IF([.K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L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MethodType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1" table:formula="of:= IF([.E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1" table:formula="of:= IF([.F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1" table:formula="of:= IF([.G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1" table:formula="of:= IF([.H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1" table:formula="of:= IF([.I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J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1" table:formula="of:= IF([.K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L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MethodTypeBounds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1" table:formula="of:= IF([.E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1" table:formula="of:= IF([.F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1" table:formula="of:= IF([.G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1" table:formula="of:= IF([.H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1" table:formula="of:= IF([.I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11" table:formula="of:= IF([.J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1" table:formula="of:= IF([.K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11" table:formula="of:= IF([.L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MethodType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1" table:formula="of:= IF([.E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1" table:formula="of:= IF([.F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1" table:formula="of:= IF([.G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1" table:formula="of:= IF([.H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1" table:formula="of:= IF([.I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11" table:formula="of:= IF([.J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1" table:formula="of:= IF([.K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11" table:formula="of:= IF([.L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MethodType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1" table:formula="of:= IF([.E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1" table:formula="of:= IF([.F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1" table:formula="of:= IF([.G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1" table:formula="of:= IF([.H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1" table:formula="of:= IF([.I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11" table:formula="of:= IF([.J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1" table:formula="of:= IF([.K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11" table:formula="of:= IF([.L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MethodType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1" table:formula="of:= IF([.E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1" table:formula="of:= IF([.F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1" table:formula="of:= IF([.G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1" table:formula="of:= IF([.H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1" table:formula="of:= IF([.I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11" table:formula="of:= IF([.J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1" table:formula="of:= IF([.K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11" table:formula="of:= IF([.L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Type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11" table:formula="of:= IF([.E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11" table:formula="of:= IF([.F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11" table:formula="of:= IF([.G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11" table:formula="of:= IF([.H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11" table:formula="of:= IF([.I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11" table:formula="of:= IF([.J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11" table:formula="of:= IF([.K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11" table:formula="of:= IF([.L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TypeBounds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1" table:formula="of:= IF([.E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1" table:formula="of:= IF([.F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1" table:formula="of:= IF([.G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1" table:formula="of:= IF([.H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1" table:formula="of:= IF([.I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11" table:formula="of:= IF([.J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1" table:formula="of:= IF([.K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11" table:formula="of:= IF([.L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Type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1" table:formula="of:= IF([.E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1" table:formula="of:= IF([.F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1" table:formula="of:= IF([.G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1" table:formula="of:= IF([.H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1" table:formula="of:= IF([.I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style-name="ce11" table:formula="of:= IF([.J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1" table:formula="of:= IF([.K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style-name="ce11" table:formula="of:= IF([.L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Type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1" table:formula="of:= IF([.E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1" table:formula="of:= IF([.F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1" table:formula="of:= IF([.G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1" table:formula="of:= IF([.H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1" table:formula="of:= IF([.I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11" table:formula="of:= IF([.J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1" table:formula="of:= IF([.K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11" table:formula="of:= IF([.L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Type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E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F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11" table:formula="of:= IF([.G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H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I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11" table:formula="of:= IF([.J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K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11" table:formula="of:= IF([.L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Type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1" table:formula="of:= IF([.E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1" table:formula="of:= IF([.F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11" table:formula="of:= IF([.G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1" table:formula="of:= IF([.H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1" table:formula="of:= IF([.I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11" table:formula="of:= IF([.J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1" table:formula="of:= IF([.K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11" table:formula="of:= IF([.L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1" table:formula="of:= IF([.E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1" table:formula="of:= IF([.F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1" table:formula="of:= IF([.G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1" table:formula="of:= IF([.H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1" table:formula="of:= IF([.I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style-name="ce11" table:formula="of:= IF([.J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1" table:formula="of:= IF([.K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style-name="ce11" table:formula="of:= IF([.L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E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F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G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H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I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  <table:table-cell table:style-name="ce11" table:formula="of:= IF([.J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K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  <table:table-cell table:style-name="ce11" table:formula="of:= IF([.L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Bounds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1" table:formula="of:= IF([.E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1" table:formula="of:= IF([.F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1" table:formula="of:= IF([.G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1" table:formula="of:= IF([.H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1" table:formula="of:= IF([.I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11" table:formula="of:= IF([.J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1" table:formula="of:= IF([.K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11" table:formula="of:= IF([.L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Bounds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1" table:formula="of:= IF([.E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1" table:formula="of:= IF([.F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1" table:formula="of:= IF([.G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1" table:formula="of:= IF([.H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1" table:formula="of:= IF([.I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style-name="ce11" table:formula="of:= IF([.J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1" table:formula="of:= IF([.K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style-name="ce11" table:formula="of:= IF([.L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Bounds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1" table:formula="of:= IF([.E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1" table:formula="of:= IF([.F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1" table:formula="of:= IF([.G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1" table:formula="of:= IF([.H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1" table:formula="of:= IF([.I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11" table:formula="of:= IF([.J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1" table:formula="of:= IF([.K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11" table:formula="of:= IF([.L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BoundsGener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1" table:formula="of:= IF([.E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1" table:formula="of:= IF([.F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1" table:formula="of:= IF([.G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1" table:formula="of:= IF([.H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1" table:formula="of:= IF([.I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11" table:formula="of:= IF([.J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1" table:formula="of:= IF([.K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11" table:formula="of:= IF([.L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1" table:formula="of:= IF([.E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1" table:formula="of:= IF([.F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1" table:formula="of:= IF([.G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1" table:formula="of:= IF([.H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1" table:formula="of:= IF([.I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style-name="ce11" table:formula="of:= IF([.J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1" table:formula="of:= IF([.K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style-name="ce11" table:formula="of:= IF([.L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1" table:formula="of:= IF([.E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1" table:formula="of:= IF([.F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1" table:formula="of:= IF([.G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1" table:formula="of:= IF([.H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1" table:formula="of:= IF([.I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11" table:formula="of:= IF([.J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1" table:formula="of:= IF([.K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11" table:formula="of:= IF([.L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1" table:formula="of:= IF([.E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1" table:formula="of:= IF([.F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1" table:formula="of:= IF([.G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1" table:formula="of:= IF([.H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1" table:formula="of:= IF([.I89] = 1; IF(OR([.$B89] = 0; [.$C89] = 0); &quot;true&quot;; &quot;false&quot;);  IF(AND([.$B89] = 1; [.$C89] = 1); &quot;true&quot;;&quot;false&quot;))" office:value-type="string" office:string-value="true" calcext:value-type="string">
            <text:p>true</text:p>
          </table:table-cell>
          <table:table-cell table:style-name="ce11" table:formula="of:= IF([.J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1" table:formula="of:= IF([.K89] = 1; IF(OR([.$B89] = 0; [.$C89] = 0); &quot;true&quot;; &quot;false&quot;);  IF(AND([.$B89] = 1; [.$C89] = 1); &quot;true&quot;;&quot;false&quot;))" office:value-type="string" office:string-value="true" calcext:value-type="string">
            <text:p>true</text:p>
          </table:table-cell>
          <table:table-cell table:style-name="ce11" table:formula="of:= IF([.L89] = 1; IF(OR([.$B89] = 0; [.$C89] = 0); &quot;true&quot;; &quot;false&quot;);  IF(AND([.$B89] = 1; [.$C8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1" table:formula="of:= IF([.E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1" table:formula="of:= IF([.F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1" table:formula="of:= IF([.G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1" table:formula="of:= IF([.H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1" table:formula="of:= IF([.I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  <table:table-cell table:style-name="ce11" table:formula="of:= IF([.J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1" table:formula="of:= IF([.K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  <table:table-cell table:style-name="ce11" table:formula="of:= IF([.L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Type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1" table:formula="of:= IF([.E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1" table:formula="of:= IF([.F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1" table:formula="of:= IF([.G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1" table:formula="of:= IF([.H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1" table:formula="of:= IF([.I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  <table:table-cell table:style-name="ce11" table:formula="of:= IF([.J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1" table:formula="of:= IF([.K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  <table:table-cell table:style-name="ce11" table:formula="of:= IF([.L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TypeBounds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1" table:formula="of:= IF([.E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1" table:formula="of:= IF([.F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1" table:formula="of:= IF([.G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1" table:formula="of:= IF([.H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1" table:formula="of:= IF([.I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  <table:table-cell table:style-name="ce11" table:formula="of:= IF([.J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1" table:formula="of:= IF([.K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  <table:table-cell table:style-name="ce11" table:formula="of:= IF([.L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Type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1" table:formula="of:= IF([.E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1" table:formula="of:= IF([.F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1" table:formula="of:= IF([.G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1" table:formula="of:= IF([.H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1" table:formula="of:= IF([.I93] = 1; IF(OR([.$B93] = 0; [.$C93] = 0); &quot;true&quot;; &quot;false&quot;);  IF(AND([.$B93] = 1; [.$C93] = 1); &quot;true&quot;;&quot;false&quot;))" office:value-type="string" office:string-value="true" calcext:value-type="string">
            <text:p>true</text:p>
          </table:table-cell>
          <table:table-cell table:style-name="ce11" table:formula="of:= IF([.J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1" table:formula="of:= IF([.K93] = 1; IF(OR([.$B93] = 0; [.$C93] = 0); &quot;true&quot;; &quot;false&quot;);  IF(AND([.$B93] = 1; [.$C93] = 1); &quot;true&quot;;&quot;false&quot;))" office:value-type="string" office:string-value="true" calcext:value-type="string">
            <text:p>true</text:p>
          </table:table-cell>
          <table:table-cell table:style-name="ce11" table:formula="of:= IF([.L93] = 1; IF(OR([.$B93] = 0; [.$C93] = 0); &quot;true&quot;; &quot;false&quot;);  IF(AND([.$B93] = 1; [.$C9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Type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1" table:formula="of:= IF([.E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1" table:formula="of:= IF([.F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1" table:formula="of:= IF([.G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1" table:formula="of:= IF([.H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1" table:formula="of:= IF([.I94] = 1; IF(OR([.$B94] = 0; [.$C94] = 0); &quot;true&quot;; &quot;false&quot;);  IF(AND([.$B94] = 1; [.$C94] = 1); &quot;true&quot;;&quot;false&quot;))" office:value-type="string" office:string-value="true" calcext:value-type="string">
            <text:p>true</text:p>
          </table:table-cell>
          <table:table-cell table:style-name="ce11" table:formula="of:= IF([.J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1" table:formula="of:= IF([.K94] = 1; IF(OR([.$B94] = 0; [.$C94] = 0); &quot;true&quot;; &quot;false&quot;);  IF(AND([.$B94] = 1; [.$C94] = 1); &quot;true&quot;;&quot;false&quot;))" office:value-type="string" office:string-value="true" calcext:value-type="string">
            <text:p>true</text:p>
          </table:table-cell>
          <table:table-cell table:style-name="ce11" table:formula="of:= IF([.L94] = 1; IF(OR([.$B94] = 0; [.$C94] = 0); &quot;true&quot;; &quot;false&quot;);  IF(AND([.$B94] = 1; [.$C9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Type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1" table:formula="of:= IF([.E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1" table:formula="of:= IF([.F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1" table:formula="of:= IF([.G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1" table:formula="of:= IF([.H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1" table:formula="of:= IF([.I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  <table:table-cell table:style-name="ce11" table:formula="of:= IF([.J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1" table:formula="of:= IF([.K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  <table:table-cell table:style-name="ce11" table:formula="of:= IF([.L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Type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1" table:formula="of:= IF([.E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1" table:formula="of:= IF([.F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1" table:formula="of:= IF([.G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1" table:formula="of:= IF([.H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1" table:formula="of:= IF([.I96] = 1; IF(OR([.$B96] = 0; [.$C96] = 0); &quot;true&quot;; &quot;false&quot;);  IF(AND([.$B96] = 1; [.$C96] = 1); &quot;true&quot;;&quot;false&quot;))" office:value-type="string" office:string-value="true" calcext:value-type="string">
            <text:p>true</text:p>
          </table:table-cell>
          <table:table-cell table:style-name="ce11" table:formula="of:= IF([.J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1" table:formula="of:= IF([.K96] = 1; IF(OR([.$B96] = 0; [.$C96] = 0); &quot;true&quot;; &quot;false&quot;);  IF(AND([.$B96] = 1; [.$C96] = 1); &quot;true&quot;;&quot;false&quot;))" office:value-type="string" office:string-value="true" calcext:value-type="string">
            <text:p>true</text:p>
          </table:table-cell>
          <table:table-cell table:style-name="ce11" table:formula="of:= IF([.L96] = 1; IF(OR([.$B96] = 0; [.$C96] = 0); &quot;true&quot;; &quot;false&quot;);  IF(AND([.$B96] = 1; [.$C9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11" table:formula="of:= IF([.E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11" table:formula="of:= IF([.F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11" table:formula="of:= IF([.G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11" table:formula="of:= IF([.H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11" table:formula="of:= IF([.I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11" table:formula="of:= IF([.J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11" table:formula="of:= IF([.K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11" table:formula="of:= IF([.L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Lower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11" table:formula="of:= IF([.E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11" table:formula="of:= IF([.F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11" table:formula="of:= IF([.G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11" table:formula="of:= IF([.H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11" table:formula="of:= IF([.I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11" table:formula="of:= IF([.J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11" table:formula="of:= IF([.K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11" table:formula="of:= IF([.L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LowerBoundsGener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11" table:formula="of:= IF([.E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11" table:formula="of:= IF([.F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11" table:formula="of:= IF([.G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11" table:formula="of:= IF([.H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11" table:formula="of:= IF([.I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11" table:formula="of:= IF([.J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11" table:formula="of:= IF([.K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11" table:formula="of:= IF([.L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Lower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11" table:formula="of:= IF([.E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11" table:formula="of:= IF([.F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11" table:formula="of:= IF([.G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11" table:formula="of:= IF([.H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11" table:formula="of:= IF([.I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11" table:formula="of:= IF([.J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11" table:formula="of:= IF([.K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11" table:formula="of:= IF([.L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LowerBoundsToUpperBound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11" table:formula="of:= IF([.E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11" table:formula="of:= IF([.F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11" table:formula="of:= IF([.G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11" table:formula="of:= IF([.H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11" table:formula="of:= IF([.I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11" table:formula="of:= IF([.J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11" table:formula="of:= IF([.K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11" table:formula="of:= IF([.L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Upper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11" table:formula="of:= IF([.E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11" table:formula="of:= IF([.F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11" table:formula="of:= IF([.G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11" table:formula="of:= IF([.H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11" table:formula="of:= IF([.I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11" table:formula="of:= IF([.J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11" table:formula="of:= IF([.K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11" table:formula="of:= IF([.L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Upper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11" table:formula="of:= IF([.E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11" table:formula="of:= IF([.F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11" table:formula="of:= IF([.G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11" table:formula="of:= IF([.H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11" table:formula="of:= IF([.I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11" table:formula="of:= IF([.J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11" table:formula="of:= IF([.K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11" table:formula="of:= IF([.L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Upper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11" table:formula="of:= IF([.E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11" table:formula="of:= IF([.F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11" table:formula="of:= IF([.G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11" table:formula="of:= IF([.H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11" table:formula="of:= IF([.I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11" table:formula="of:= IF([.J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11" table:formula="of:= IF([.K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11" table:formula="of:= IF([.L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UpperBoundsToLowerBound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11" table:formula="of:= IF([.E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11" table:formula="of:= IF([.F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11" table:formula="of:= IF([.G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11" table:formula="of:= IF([.H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11" table:formula="of:= IF([.I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11" table:formula="of:= IF([.J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11" table:formula="of:= IF([.K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11" table:formula="of:= IF([.L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11" table:formula="of:= IF([.E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style-name="ce11" table:formula="of:= IF([.F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11" table:formula="of:= IF([.G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11" table:formula="of:= IF([.H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11" table:formula="of:= IF([.I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style-name="ce11" table:formula="of:= IF([.J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11" table:formula="of:= IF([.K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style-name="ce11" table:formula="of:= IF([.L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Lower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11" table:formula="of:= IF([.E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11" table:formula="of:= IF([.F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11" table:formula="of:= IF([.G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11" table:formula="of:= IF([.H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11" table:formula="of:= IF([.I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11" table:formula="of:= IF([.J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11" table:formula="of:= IF([.K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11" table:formula="of:= IF([.L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LowerBoundsGener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11" table:formula="of:= IF([.E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style-name="ce11" table:formula="of:= IF([.F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11" table:formula="of:= IF([.G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11" table:formula="of:= IF([.H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11" table:formula="of:= IF([.I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style-name="ce11" table:formula="of:= IF([.J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11" table:formula="of:= IF([.K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style-name="ce11" table:formula="of:= IF([.L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Lower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11" table:formula="of:= IF([.E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11" table:formula="of:= IF([.F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11" table:formula="of:= IF([.G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11" table:formula="of:= IF([.H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11" table:formula="of:= IF([.I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11" table:formula="of:= IF([.J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11" table:formula="of:= IF([.K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11" table:formula="of:= IF([.L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LowerBoundsToUpperBound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11" table:formula="of:= IF([.E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11" table:formula="of:= IF([.F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11" table:formula="of:= IF([.G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11" table:formula="of:= IF([.H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11" table:formula="of:= IF([.I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11" table:formula="of:= IF([.J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11" table:formula="of:= IF([.K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11" table:formula="of:= IF([.L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Upper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11" table:formula="of:= IF([.E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style-name="ce11" table:formula="of:= IF([.F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11" table:formula="of:= IF([.G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11" table:formula="of:= IF([.H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11" table:formula="of:= IF([.I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style-name="ce11" table:formula="of:= IF([.J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11" table:formula="of:= IF([.K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style-name="ce11" table:formula="of:= IF([.L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Upper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11" table:formula="of:= IF([.E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11" table:formula="of:= IF([.F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11" table:formula="of:= IF([.G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11" table:formula="of:= IF([.H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11" table:formula="of:= IF([.I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11" table:formula="of:= IF([.J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11" table:formula="of:= IF([.K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11" table:formula="of:= IF([.L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UpperBoundsToLowerBound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11" table:formula="of:= IF([.E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style-name="ce11" table:formula="of:= IF([.F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11" table:formula="of:= IF([.G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11" table:formula="of:= IF([.H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11" table:formula="of:= IF([.I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style-name="ce11" table:formula="of:= IF([.J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11" table:formula="of:= IF([.K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style-name="ce11" table:formula="of:= IF([.L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ClazzContractSuperClassS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E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F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G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H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I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J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K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L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ClazzMethodMovedFromSuperClas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1" table:formula="of:= IF([.E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1" table:formula="of:= IF([.F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1" table:formula="of:= IF([.G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1" table:formula="of:= IF([.H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1" table:formula="of:= IF([.I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1" table:formula="of:= IF([.J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1" table:formula="of:= IF([.K115] = 1; IF(OR([.$B115] = 0; [.$C115] = 0); &quot;true&quot;; &quot;false&quot;);  IF(AND([.$B115] = 1; [.$C115] = 1); &quot;true&quot;;&quot;false&quot;))" office:value-type="string" office:string-value="false" calcext:value-type="string">
            <text:p>false</text:p>
          </table:table-cell>
          <table:table-cell table:style-name="ce11" table:formula="of:= IF([.L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ClazzStopInheri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E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F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G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H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I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J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K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L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IfazeContractSuperinterfaceS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1" table:formula="of:= IF([.E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1" table:formula="of:= IF([.F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1" table:formula="of:= IF([.G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1" table:formula="of:= IF([.H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1" table:formula="of:= IF([.I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1" table:formula="of:= IF([.J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1" table:formula="of:= IF([.K117] = 1; IF(OR([.$B117] = 0; [.$C117] = 0); &quot;true&quot;; &quot;false&quot;);  IF(AND([.$B117] = 1; [.$C117] = 1); &quot;true&quot;;&quot;false&quot;))" office:value-type="string" office:string-value="false" calcext:value-type="string">
            <text:p>false</text:p>
          </table:table-cell>
          <table:table-cell table:style-name="ce11" table:formula="of:= IF([.L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IfazeExpandSuperinterfaceSe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18] = 1; IF(OR([.$B118] = 0; [.$C118] = 0); &quot;true&quot;; &quot;false&quot;);  IF(AND([.$B118] = 1; [.$C118] = 1); &quot;true&quot;;&quot;false&quot;))" office:value-type="string" office:string-value="false" calcext:value-type="string">
            <text:p>false</text:p>
          </table:table-cell>
          <table:table-cell table:style-name="ce11" table:formula="of:= IF([.E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1" table:formula="of:= IF([.F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1" table:formula="of:= IF([.G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1" table:formula="of:= IF([.H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1" table:formula="of:= IF([.I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1" table:formula="of:= IF([.J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1" table:formula="of:= IF([.K118] = 1; IF(OR([.$B118] = 0; [.$C118] = 0); &quot;true&quot;; &quot;false&quot;);  IF(AND([.$B118] = 1; [.$C118] = 1); &quot;true&quot;;&quot;false&quot;))" office:value-type="string" office:string-value="false" calcext:value-type="string">
            <text:p>false</text:p>
          </table:table-cell>
          <table:table-cell table:style-name="ce11" table:formula="of:= IF([.L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IfazeStartInheri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11" table:formula="of:= IF([.E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11" table:formula="of:= IF([.F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11" table:formula="of:= IF([.G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11" table:formula="of:= IF([.H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11" table:formula="of:= IF([.I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11" table:formula="of:= IF([.J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11" table:formula="of:= IF([.K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11" table:formula="of:= IF([.L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IfazeStopInheri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 IF([.D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1" table:formula="of:= IF([.E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1" table:formula="of:= IF([.F120] = 1; IF(OR([.$B120] = 0; [.$C120] = 0); &quot;true&quot;; &quot;false&quot;);  IF(AND([.$B120] = 1; [.$C120] = 1); &quot;true&quot;;&quot;false&quot;))" office:value-type="string" office:string-value="false" calcext:value-type="string">
            <text:p>false</text:p>
          </table:table-cell>
          <table:table-cell table:style-name="ce11" table:formula="of:= IF([.G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1" table:formula="of:= IF([.H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1" table:formula="of:= IF([.I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1" table:formula="of:= IF([.J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1" table:formula="of:= IF([.K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1" table:formula="of:= IF([.L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Constructor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1" table:formula="of:= IF([.E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1" table:formula="of:= IF([.F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1" table:formula="of:= IF([.G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1" table:formula="of:= IF([.H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1" table:formula="of:= IF([.I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1" table:formula="of:= IF([.J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1" table:formula="of:= IF([.K121] = 1; IF(OR([.$B121] = 0; [.$C121] = 0); &quot;true&quot;; &quot;false&quot;);  IF(AND([.$B121] = 1; [.$C121] = 1); &quot;true&quot;;&quot;false&quot;))" office:value-type="string" office:string-value="false" calcext:value-type="string">
            <text:p>false</text:p>
          </table:table-cell>
          <table:table-cell table:style-name="ce11" table:formula="of:= IF([.L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ConstructorParamAd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E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F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G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H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I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J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K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L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ConstructorParam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E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F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G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H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I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J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K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L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FieldConstant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1" table:formula="of:= IF([.E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1" table:formula="of:= IF([.F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1" table:formula="of:= IF([.G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1" table:formula="of:= IF([.H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1" table:formula="of:= IF([.I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1" table:formula="of:= IF([.J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1" table:formula="of:= IF([.K124] = 1; IF(OR([.$B124] = 0; [.$C124] = 0); &quot;true&quot;; &quot;false&quot;);  IF(AND([.$B124] = 1; [.$C124] = 1); &quot;true&quot;;&quot;false&quot;))" office:value-type="string" office:string-value="false" calcext:value-type="string">
            <text:p>false</text:p>
          </table:table-cell>
          <table:table-cell table:style-name="ce11" table:formula="of:= IF([.L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Field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1" table:formula="of:= IF([.E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1" table:formula="of:= IF([.F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1" table:formula="of:= IF([.G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1" table:formula="of:= IF([.H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1" table:formula="of:= IF([.I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1" table:formula="of:= IF([.J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1" table:formula="of:= IF([.K125] = 1; IF(OR([.$B125] = 0; [.$C125] = 0); &quot;true&quot;; &quot;false&quot;);  IF(AND([.$B125] = 1; [.$C125] = 1); &quot;true&quot;;&quot;false&quot;))" office:value-type="string" office:string-value="false" calcext:value-type="string">
            <text:p>false</text:p>
          </table:table-cell>
          <table:table-cell table:style-name="ce11" table:formula="of:= IF([.L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MethodAbstract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1" table:formula="of:= IF([.E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1" table:formula="of:= IF([.F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1" table:formula="of:= IF([.G126] = 1; IF(OR([.$B126] = 0; [.$C126] = 0); &quot;true&quot;; &quot;false&quot;);  IF(AND([.$B126] = 1; [.$C126] = 1); &quot;true&quot;;&quot;false&quot;))" office:value-type="string" office:string-value="false" calcext:value-type="string">
            <text:p>false</text:p>
          </table:table-cell>
          <table:table-cell table:style-name="ce11" table:formula="of:= IF([.H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1" table:formula="of:= IF([.I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1" table:formula="of:= IF([.J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1" table:formula="of:= IF([.K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1" table:formula="of:= IF([.L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MethodAbstract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1" table:formula="of:= IF([.E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1" table:formula="of:= IF([.F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1" table:formula="of:= IF([.G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1" table:formula="of:= IF([.H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1" table:formula="of:= IF([.I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1" table:formula="of:= IF([.J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1" table:formula="of:= IF([.K127] = 1; IF(OR([.$B127] = 0; [.$C127] = 0); &quot;true&quot;; &quot;false&quot;);  IF(AND([.$B127] = 1; [.$C127] = 1); &quot;true&quot;;&quot;false&quot;))" office:value-type="string" office:string-value="false" calcext:value-type="string">
            <text:p>false</text:p>
          </table:table-cell>
          <table:table-cell table:style-name="ce11" table:formula="of:= IF([.L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Method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1" table:formula="of:= IF([.E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1" table:formula="of:= IF([.F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1" table:formula="of:= IF([.G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1" table:formula="of:= IF([.H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1" table:formula="of:= IF([.I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1" table:formula="of:= IF([.J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1" table:formula="of:= IF([.K128] = 1; IF(OR([.$B128] = 0; [.$C128] = 0); &quot;true&quot;; &quot;false&quot;);  IF(AND([.$B128] = 1; [.$C128] = 1); &quot;true&quot;;&quot;false&quot;))" office:value-type="string" office:string-value="false" calcext:value-type="string">
            <text:p>false</text:p>
          </table:table-cell>
          <table:table-cell table:style-name="ce11" table:formula="of:= IF([.L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MethodParamAd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E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F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G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H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I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J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K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L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MethodParam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E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F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G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H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I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J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K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L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NestedClazz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1" table:formula="of:= IF([.E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1" table:formula="of:= IF([.F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1" table:formula="of:= IF([.G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1" table:formula="of:= IF([.H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1" table:formula="of:= IF([.I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1" table:formula="of:= IF([.J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1" table:formula="of:= IF([.K131] = 1; IF(OR([.$B131] = 0; [.$C131] = 0); &quot;true&quot;; &quot;false&quot;);  IF(AND([.$B131] = 1; [.$C131] = 1); &quot;true&quot;;&quot;false&quot;))" office:value-type="string" office:string-value="false" calcext:value-type="string">
            <text:p>false</text:p>
          </table:table-cell>
          <table:table-cell table:style-name="ce11" table:formula="of:= IF([.L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NestedIfaze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11" table:formula="of:= IF([.E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11" table:formula="of:= IF([.F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11" table:formula="of:= IF([.G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11" table:formula="of:= IF([.H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11" table:formula="of:= IF([.I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11" table:formula="of:= IF([.J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11" table:formula="of:= IF([.K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11" table:formula="of:= IF([.L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IfazeConstant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1" table:formula="of:= IF([.E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1" table:formula="of:= IF([.F133] = 1; IF(OR([.$B133] = 0; [.$C133] = 0); &quot;true&quot;; &quot;false&quot;);  IF(AND([.$B133] = 1; [.$C133] = 1); &quot;true&quot;;&quot;false&quot;))" office:value-type="string" office:string-value="false" calcext:value-type="string">
            <text:p>false</text:p>
          </table:table-cell>
          <table:table-cell table:style-name="ce11" table:formula="of:= IF([.G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1" table:formula="of:= IF([.H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1" table:formula="of:= IF([.I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1" table:formula="of:= IF([.J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1" table:formula="of:= IF([.K133] = 1; IF(OR([.$B133] = 0; [.$C133] = 0); &quot;true&quot;; &quot;false&quot;);  IF(AND([.$B133] = 1; [.$C133] = 1); &quot;true&quot;;&quot;false&quot;))" office:value-type="string" office:string-value="false" calcext:value-type="string">
            <text:p>false</text:p>
          </table:table-cell>
          <table:table-cell table:style-name="ce11" table:formula="of:= IF([.L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IfazeMethod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1" table:formula="of:= IF([.E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1" table:formula="of:= IF([.F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1" table:formula="of:= IF([.G134] = 1; IF(OR([.$B134] = 0; [.$C134] = 0); &quot;true&quot;; &quot;false&quot;);  IF(AND([.$B134] = 1; [.$C134] = 1); &quot;true&quot;;&quot;false&quot;))" office:value-type="string" office:string-value="false" calcext:value-type="string">
            <text:p>false</text:p>
          </table:table-cell>
          <table:table-cell table:style-name="ce11" table:formula="of:= IF([.H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1" table:formula="of:= IF([.I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1" table:formula="of:= IF([.J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1" table:formula="of:= IF([.K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1" table:formula="of:= IF([.L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IfazeMethodDefault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1" table:formula="of:= IF([.E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1" table:formula="of:= IF([.F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1" table:formula="of:= IF([.G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1" table:formula="of:= IF([.H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1" table:formula="of:= IF([.I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1" table:formula="of:= IF([.J135] = 1; IF(OR([.$B135] = 0; [.$C135] = 0); &quot;true&quot;; &quot;false&quot;);  IF(AND([.$B135] = 1; [.$C135] = 1); &quot;true&quot;;&quot;false&quot;))" office:value-type="string" office:string-value="false" calcext:value-type="string">
            <text:p>false</text:p>
          </table:table-cell>
          <table:table-cell table:style-name="ce11" table:formula="of:= IF([.K135] = 1; IF(OR([.$B135] = 0; [.$C135] = 0); &quot;true&quot;; &quot;false&quot;);  IF(AND([.$B135] = 1; [.$C135] = 1); &quot;true&quot;;&quot;false&quot;))" office:value-type="string" office:string-value="false" calcext:value-type="string">
            <text:p>false</text:p>
          </table:table-cell>
          <table:table-cell table:style-name="ce11" table:formula="of:= IF([.L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IfazeMethod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1" table:formula="of:= IF([.E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1" table:formula="of:= IF([.F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1" table:formula="of:= IF([.G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1" table:formula="of:= IF([.H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1" table:formula="of:= IF([.I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1" table:formula="of:= IF([.J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1" table:formula="of:= IF([.K136] = 1; IF(OR([.$B136] = 0; [.$C136] = 0); &quot;true&quot;; &quot;false&quot;);  IF(AND([.$B136] = 1; [.$C136] = 1); &quot;true&quot;;&quot;false&quot;))" office:value-type="string" office:string-value="false" calcext:value-type="string">
            <text:p>false</text:p>
          </table:table-cell>
          <table:table-cell table:style-name="ce11" table:formula="of:= IF([.L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IfazeMethodParam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E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F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G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H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I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J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K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L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IfazeMethodParam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E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F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G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H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I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J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K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L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IfazeNestedIfaze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11" table:formula="of:= IF([.E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11" table:formula="of:= IF([.F139] = 1; IF(OR([.$B139] = 0; [.$C139] = 0); &quot;true&quot;; &quot;false&quot;);  IF(AND([.$B139] = 1; [.$C139] = 1); &quot;true&quot;;&quot;false&quot;))" office:value-type="string" office:string-value="false" calcext:value-type="string">
            <text:p>false</text:p>
          </table:table-cell>
          <table:table-cell table:style-name="ce11" table:formula="of:= IF([.G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11" table:formula="of:= IF([.H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11" table:formula="of:= IF([.I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11" table:formula="of:= IF([.J139] = 1; IF(OR([.$B139] = 0; [.$C139] = 0); &quot;true&quot;; &quot;false&quot;);  IF(AND([.$B139] = 1; [.$C139] = 1); &quot;true&quot;;&quot;false&quot;))" office:value-type="string" office:string-value="false" calcext:value-type="string">
            <text:p>false</text:p>
          </table:table-cell>
          <table:table-cell table:style-name="ce11" table:formula="of:= IF([.K139] = 1; IF(OR([.$B139] = 0; [.$C139] = 0); &quot;true&quot;; &quot;false&quot;);  IF(AND([.$B139] = 1; [.$C139] = 1); &quot;true&quot;;&quot;false&quot;))" office:value-type="string" office:string-value="false" calcext:value-type="string">
            <text:p>false</text:p>
          </table:table-cell>
          <table:table-cell table:style-name="ce11" table:formula="of:= IF([.L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ClazzNonAbstractToAbstrac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E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F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G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H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I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J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K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L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ClazzNonFinalToFinal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E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F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G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H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I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J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K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L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FieldNonFinalToFinal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1" table:formula="of:= IF([.E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1" table:formula="of:= IF([.F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1" table:formula="of:= IF([.G142] = 1; IF(OR([.$B142] = 0; [.$C142] = 0); &quot;true&quot;; &quot;false&quot;);  IF(AND([.$B142] = 1; [.$C142] = 1); &quot;true&quot;;&quot;false&quot;))" office:value-type="string" office:string-value="false" calcext:value-type="string">
            <text:p>false</text:p>
          </table:table-cell>
          <table:table-cell table:style-name="ce11" table:formula="of:= IF([.H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1" table:formula="of:= IF([.I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1" table:formula="of:= IF([.J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1" table:formula="of:= IF([.K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1" table:formula="of:= IF([.L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FieldNonStaticToStati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E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F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G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H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I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J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K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L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FieldStaticToNonStati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E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F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G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H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I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J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K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L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MethodNonAbstractToAbstrac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45] = 1; IF(OR([.$B145] = 0; [.$C145] = 0); &quot;true&quot;; &quot;false&quot;);  IF(AND([.$B145] = 1; [.$C145] = 1); &quot;true&quot;;&quot;false&quot;))" office:value-type="string" office:string-value="false" calcext:value-type="string">
            <text:p>false</text:p>
          </table:table-cell>
          <table:table-cell table:style-name="ce11" table:formula="of:= IF([.E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11" table:formula="of:= IF([.F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11" table:formula="of:= IF([.G145] = 1; IF(OR([.$B145] = 0; [.$C145] = 0); &quot;true&quot;; &quot;false&quot;);  IF(AND([.$B145] = 1; [.$C145] = 1); &quot;true&quot;;&quot;false&quot;))" office:value-type="string" office:string-value="false" calcext:value-type="string">
            <text:p>false</text:p>
          </table:table-cell>
          <table:table-cell table:style-name="ce11" table:formula="of:= IF([.H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11" table:formula="of:= IF([.I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11" table:formula="of:= IF([.J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11" table:formula="of:= IF([.K145] = 1; IF(OR([.$B145] = 0; [.$C145] = 0); &quot;true&quot;; &quot;false&quot;);  IF(AND([.$B145] = 1; [.$C145] = 1); &quot;true&quot;;&quot;false&quot;))" office:value-type="string" office:string-value="false" calcext:value-type="string">
            <text:p>false</text:p>
          </table:table-cell>
          <table:table-cell table:style-name="ce11" table:formula="of:= IF([.L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MethodNonFinalToFinal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E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F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G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H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I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J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K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L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MethodNonNativeToNativ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table:formula="of:= IF([.D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E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F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G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H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I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J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K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L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MethodNonStaticToStati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148] = 1; IF(OR([.$B148] = 0; [.$C148] = 0); &quot;true&quot;; &quot;false&quot;);  IF(AND([.$B148] = 1; [.$C148] = 1); &quot;true&quot;;&quot;false&quot;))" office:value-type="string" office:string-value="false" calcext:value-type="string">
            <text:p>false</text:p>
          </table:table-cell>
          <table:table-cell table:style-name="ce11" table:formula="of:= IF([.E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1" table:formula="of:= IF([.F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1" table:formula="of:= IF([.G148] = 1; IF(OR([.$B148] = 0; [.$C148] = 0); &quot;true&quot;; &quot;false&quot;);  IF(AND([.$B148] = 1; [.$C148] = 1); &quot;true&quot;;&quot;false&quot;))" office:value-type="string" office:string-value="false" calcext:value-type="string">
            <text:p>false</text:p>
          </table:table-cell>
          <table:table-cell table:style-name="ce11" table:formula="of:= IF([.H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1" table:formula="of:= IF([.I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1" table:formula="of:= IF([.J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1" table:formula="of:= IF([.K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1" table:formula="of:= IF([.L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MethodStaticToNonStati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149] = 1; IF(OR([.$B149] = 0; [.$C149] = 0); &quot;true&quot;; &quot;false&quot;);  IF(AND([.$B149] = 1; [.$C149] = 1); &quot;true&quot;;&quot;false&quot;))" office:value-type="string" office:string-value="false" calcext:value-type="string">
            <text:p>false</text:p>
          </table:table-cell>
          <table:table-cell table:style-name="ce11" table:formula="of:= IF([.E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1" table:formula="of:= IF([.F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1" table:formula="of:= IF([.G149] = 1; IF(OR([.$B149] = 0; [.$C149] = 0); &quot;true&quot;; &quot;false&quot;);  IF(AND([.$B149] = 1; [.$C149] = 1); &quot;true&quot;;&quot;false&quot;))" office:value-type="string" office:string-value="false" calcext:value-type="string">
            <text:p>false</text:p>
          </table:table-cell>
          <table:table-cell table:style-name="ce11" table:formula="of:= IF([.H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1" table:formula="of:= IF([.I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1" table:formula="of:= IF([.J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1" table:formula="of:= IF([.K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1" table:formula="of:= IF([.L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MethodStrictfpToNonStrictf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table:formula="of:= IF([.D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E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F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G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H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I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J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K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L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NestedClazzNonStaticToStati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1" table:formula="of:= IF([.E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1" table:formula="of:= IF([.F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1" table:formula="of:= IF([.G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1" table:formula="of:= IF([.H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1" table:formula="of:= IF([.I151] = 1; IF(OR([.$B151] = 0; [.$C151] = 0); &quot;true&quot;; &quot;false&quot;);  IF(AND([.$B151] = 1; [.$C151] = 1); &quot;true&quot;;&quot;false&quot;))" office:value-type="string" office:string-value="false" calcext:value-type="string">
            <text:p>false</text:p>
          </table:table-cell>
          <table:table-cell table:style-name="ce11" table:formula="of:= IF([.J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1" table:formula="of:= IF([.K151] = 1; IF(OR([.$B151] = 0; [.$C151] = 0); &quot;true&quot;; &quot;false&quot;);  IF(AND([.$B151] = 1; [.$C151] = 1); &quot;true&quot;;&quot;false&quot;))" office:value-type="string" office:string-value="false" calcext:value-type="string">
            <text:p>false</text:p>
          </table:table-cell>
          <table:table-cell table:style-name="ce11" table:formula="of:= IF([.L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NestedClazzStaticToNonStati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11" table:formula="of:= IF([.E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11" table:formula="of:= IF([.F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11" table:formula="of:= IF([.G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11" table:formula="of:= IF([.H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11" table:formula="of:= IF([.I152] = 1; IF(OR([.$B152] = 0; [.$C152] = 0); &quot;true&quot;; &quot;false&quot;);  IF(AND([.$B152] = 1; [.$C152] = 1); &quot;true&quot;;&quot;false&quot;))" office:value-type="string" office:string-value="false" calcext:value-type="string">
            <text:p>false</text:p>
          </table:table-cell>
          <table:table-cell table:style-name="ce11" table:formula="of:= IF([.J152] = 1; IF(OR([.$B152] = 0; [.$C152] = 0); &quot;true&quot;; &quot;false&quot;);  IF(AND([.$B152] = 1; [.$C152] = 1); &quot;true&quot;;&quot;false&quot;))" office:value-type="string" office:string-value="false" calcext:value-type="string">
            <text:p>false</text:p>
          </table:table-cell>
          <table:table-cell table:style-name="ce11" table:formula="of:= IF([.K152] = 1; IF(OR([.$B152] = 0; [.$C152] = 0); &quot;true&quot;; &quot;false&quot;);  IF(AND([.$B152] = 1; [.$C152] = 1); &quot;true&quot;;&quot;false&quot;))" office:value-type="string" office:string-value="false" calcext:value-type="string">
            <text:p>false</text:p>
          </table:table-cell>
          <table:table-cell table:style-name="ce11" table:formula="of:= IF([.L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therClazz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1" table:formula="of:= IF([.E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1" table:formula="of:= IF([.F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1" table:formula="of:= IF([.G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1" table:formula="of:= IF([.H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1" table:formula="of:= IF([.I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1" table:formula="of:= IF([.J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1" table:formula="of:= IF([.K153] = 1; IF(OR([.$B153] = 0; [.$C153] = 0); &quot;true&quot;; &quot;false&quot;);  IF(AND([.$B153] = 1; [.$C153] = 1); &quot;true&quot;;&quot;false&quot;))" office:value-type="string" office:string-value="false" calcext:value-type="string">
            <text:p>false</text:p>
          </table:table-cell>
          <table:table-cell table:style-name="ce11" table:formula="of:= IF([.L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therClazzToIfaz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E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F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G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H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I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J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K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L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therIfaze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1" table:formula="of:= IF([.E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1" table:formula="of:= IF([.F155] = 1; IF(OR([.$B155] = 0; [.$C155] = 0); &quot;true&quot;; &quot;false&quot;);  IF(AND([.$B155] = 1; [.$C155] = 1); &quot;true&quot;;&quot;false&quot;))" office:value-type="string" office:string-value="false" calcext:value-type="string">
            <text:p>false</text:p>
          </table:table-cell>
          <table:table-cell table:style-name="ce11" table:formula="of:= IF([.G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1" table:formula="of:= IF([.H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1" table:formula="of:= IF([.I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1" table:formula="of:= IF([.J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1" table:formula="of:= IF([.K155] = 1; IF(OR([.$B155] = 0; [.$C155] = 0); &quot;true&quot;; &quot;false&quot;);  IF(AND([.$B155] = 1; [.$C155] = 1); &quot;true&quot;;&quot;false&quot;))" office:value-type="string" office:string-value="false" calcext:value-type="string">
            <text:p>false</text:p>
          </table:table-cell>
          <table:table-cell table:style-name="ce11" table:formula="of:= IF([.L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therIfazeToClas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E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F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G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H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I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J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K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L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umber of Correct</text:p>
          </table:table-cell>
          <table:table-cell table:style-name="ce6" table:number-columns-repeated="2"/>
          <table:table-cell table:style-name="ce8" office:value-type="string" calcext:value-type="string">
            <text:p>=</text:p>
          </table:table-cell>
          <table:table-cell table:style-name="ce8" table:number-columns-repeated="8"/>
          <table:table-cell table:style-name="ce12" table:formula="of:=COUNTIF([.M3:.M156];&quot;true&quot;)" office:value-type="float" office:value="89" calcext:value-type="float">
            <text:p>89</text:p>
          </table:table-cell>
          <table:table-cell table:style-name="ce12" table:formula="of:=COUNTIF([.N3:.N156];&quot;true&quot;)" office:value-type="float" office:value="111" calcext:value-type="float">
            <text:p>111</text:p>
          </table:table-cell>
          <table:table-cell table:style-name="ce12" table:formula="of:=COUNTIF([.O3:.O156];&quot;true&quot;)" office:value-type="float" office:value="92" calcext:value-type="float">
            <text:p>92</text:p>
          </table:table-cell>
          <table:table-cell table:style-name="ce12" table:formula="of:=COUNTIF([.P3:.P156];&quot;true&quot;)" office:value-type="float" office:value="94" calcext:value-type="float">
            <text:p>94</text:p>
          </table:table-cell>
          <table:table-cell table:style-name="ce12" table:formula="of:=COUNTIF([.Q3:.Q156];&quot;true&quot;)" office:value-type="float" office:value="101" calcext:value-type="float">
            <text:p>101</text:p>
          </table:table-cell>
          <table:table-cell table:style-name="ce12" table:formula="of:=COUNTIF([.R3:.R156];&quot;true&quot;)" office:value-type="float" office:value="150" calcext:value-type="float">
            <text:p>150</text:p>
          </table:table-cell>
          <table:table-cell table:style-name="ce12" table:formula="of:=COUNTIF([.S3:.S156];&quot;true&quot;)" office:value-type="float" office:value="105" calcext:value-type="float">
            <text:p>105</text:p>
          </table:table-cell>
          <table:table-cell table:style-name="ce12" table:formula="of:=COUNTIF([.T3:.T156];&quot;true&quot;)" office:value-type="float" office:value="127" calcext:value-type="float">
            <text:p>127</text:p>
          </table:table-cell>
          <table:table-cell table:style-name="ce12" table:formula="of:=COUNTIF([.U3:.U156];&quot;true&quot;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table:number-columns-repeated="12"/>
          <table:table-cell table:style-name="ce13" table:formula="of:=[.M157]/COUNTA([.M3:.M156])" office:value-type="percentage" office:value="0.577922077922078" calcext:value-type="percentage">
            <text:p>57.79%</text:p>
          </table:table-cell>
          <table:table-cell table:style-name="ce13" table:formula="of:=[.N157]/COUNTA([.N3:.N156])" office:value-type="percentage" office:value="0.720779220779221" calcext:value-type="percentage">
            <text:p>72.08%</text:p>
          </table:table-cell>
          <table:table-cell table:style-name="ce13" table:formula="of:=[.O157]/COUNTA([.O3:.O156])" office:value-type="percentage" office:value="0.597402597402597" calcext:value-type="percentage">
            <text:p>59.74%</text:p>
          </table:table-cell>
          <table:table-cell table:style-name="ce13" table:formula="of:=[.P157]/COUNTA([.P3:.P156])" office:value-type="percentage" office:value="0.61038961038961" calcext:value-type="percentage">
            <text:p>61.04%</text:p>
          </table:table-cell>
          <table:table-cell table:style-name="ce13" table:formula="of:=[.Q157]/COUNTA([.Q3:.Q156])" office:value-type="percentage" office:value="0.655844155844156" calcext:value-type="percentage">
            <text:p>65.58%</text:p>
          </table:table-cell>
          <table:table-cell table:style-name="ce13" table:formula="of:=[.R157]/COUNTA([.R3:.R156])" office:value-type="percentage" office:value="0.974025974025974" calcext:value-type="percentage">
            <text:p>97.40%</text:p>
          </table:table-cell>
          <table:table-cell table:style-name="ce13" table:formula="of:=[.S157]/COUNTA([.S3:.S156])" office:value-type="percentage" office:value="0.681818181818182" calcext:value-type="percentage">
            <text:p>68.18%</text:p>
          </table:table-cell>
          <table:table-cell table:style-name="ce13" table:formula="of:=[.T157]/COUNTA([.T3:.T156])" office:value-type="percentage" office:value="0.824675324675325" calcext:value-type="percentage">
            <text:p>82.47%</text:p>
          </table:table-cell>
          <table:table-cell table:style-name="ce13" table:formula="of:=[.U157]/COUNTA([.U3:.U156])" office:value-type="percentage" office:value="0.987012987012987" calcext:value-type="percentage">
            <text:p>98.70%</text:p>
          </table:table-cell>
          <table:table-cell table:number-columns-repeated="3"/>
        </table:table-row>
        <table:table-row table:style-name="ro2" table:number-rows-repeated="3">
          <table:table-cell table:number-columns-repeated="24"/>
        </table:table-row>
        <table:table-row table:style-name="ro2">
          <table:table-cell table:number-columns-repeated="11"/>
          <table:table-cell table:style-name="ce9"/>
          <table:table-cell table:style-name="ce14" office:value-type="string" calcext:value-type="string">
            <text:p>clirr</text:p>
          </table:table-cell>
          <table:table-cell table:style-name="ce14" office:value-type="string" calcext:value-type="string">
            <text:p>jacc</text:p>
          </table:table-cell>
          <table:table-cell table:style-name="ce14" office:value-type="string" calcext:value-type="string">
            <text:p>japicc</text:p>
          </table:table-cell>
          <table:table-cell table:style-name="ce14" office:value-type="string" calcext:value-type="string">
            <text:p>japiChecker</text:p>
          </table:table-cell>
          <table:table-cell table:style-name="ce14" office:value-type="string" calcext:value-type="string">
            <text:p>japicmp</text:p>
          </table:table-cell>
          <table:table-cell table:style-name="ce14" office:value-type="string" calcext:value-type="string">
            <text:p>japitool</text:p>
          </table:table-cell>
          <table:table-cell table:style-name="ce14" office:value-type="string" calcext:value-type="string">
            <text:p>jour</text:p>
          </table:table-cell>
          <table:table-cell table:style-name="ce14" office:value-type="string" calcext:value-type="string">
            <text:p>revapi</text:p>
          </table:table-cell>
          <table:table-cell table:style-name="ce14" office:value-type="string" calcext:value-type="string">
            <text:p>sigte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 Modifiers</text:p>
          </table:table-cell>
          <table:table-cell table:number-columns-repeated="10"/>
          <table:table-cell table:style-name="ce7" office:value-type="string" calcext:value-type="string">
            <text:p>Access Modifiers</text:p>
          </table:table-cell>
          <table:table-cell table:style-name="ce15" table:formula="of:=COUNTIF([.M3:.M8];&quot;true&quot;)/COUNTA([.M3:.M8])" office:value-type="percentage" office:value="1" calcext:value-type="percentage">
            <text:p>100.00%</text:p>
          </table:table-cell>
          <table:table-cell table:style-name="ce15" table:formula="of:=COUNTIF([.N3:.N8];&quot;true&quot;)/COUNTA([.N3:.N8])" office:value-type="percentage" office:value="1" calcext:value-type="percentage">
            <text:p>100.00%</text:p>
          </table:table-cell>
          <table:table-cell table:style-name="ce15" table:formula="of:=COUNTIF([.O3:.O8];&quot;true&quot;)/COUNTA([.O3:.O8])" office:value-type="percentage" office:value="0.833333333333333" calcext:value-type="percentage">
            <text:p>83.33%</text:p>
          </table:table-cell>
          <table:table-cell table:style-name="ce15" table:formula="of:=COUNTIF([.P3:.P8];&quot;true&quot;)/COUNTA([.P3:.P8])" office:value-type="percentage" office:value="1" calcext:value-type="percentage">
            <text:p>100.00%</text:p>
          </table:table-cell>
          <table:table-cell table:style-name="ce15" table:formula="of:=COUNTIF([.Q3:.Q8];&quot;true&quot;)/COUNTA([.Q3:.Q8])" office:value-type="percentage" office:value="1" calcext:value-type="percentage">
            <text:p>100.00%</text:p>
          </table:table-cell>
          <table:table-cell table:style-name="ce15" table:formula="of:=COUNTIF([.R3:.R8];&quot;true&quot;)/COUNTA([.R3:.R8])" office:value-type="percentage" office:value="1" calcext:value-type="percentage">
            <text:p>100.00%</text:p>
          </table:table-cell>
          <table:table-cell table:style-name="ce15" table:formula="of:=COUNTIF([.S3:.S8];&quot;true&quot;)/COUNTA([.S3:.S8])" office:value-type="percentage" office:value="0.833333333333333" calcext:value-type="percentage">
            <text:p>83.33%</text:p>
          </table:table-cell>
          <table:table-cell table:style-name="ce15" table:formula="of:=COUNTIF([.T3:.T8];&quot;true&quot;)/COUNTA([.T3:.T8])" office:value-type="percentage" office:value="0.833333333333333" calcext:value-type="percentage">
            <text:p>83.33%</text:p>
          </table:table-cell>
          <table:table-cell table:style-name="ce15" table:formula="of:=COUNTIF([.U3:.U8];&quot;true&quot;)/COUNTA([.U3:.U8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 Types</text:p>
          </table:table-cell>
          <table:table-cell table:number-columns-repeated="10"/>
          <table:table-cell table:style-name="ce7" office:value-type="string" calcext:value-type="string">
            <text:p>Data Types</text:p>
          </table:table-cell>
          <table:table-cell table:style-name="ce15" table:formula="of:=COUNTIF([.M9:.M55];&quot;true&quot;)/COUNTA([.M9:.M55])" office:value-type="percentage" office:value="1" calcext:value-type="percentage">
            <text:p>100.00%</text:p>
          </table:table-cell>
          <table:table-cell table:style-name="ce15" table:formula="of:=COUNTIF([.N9:.N55];&quot;true&quot;)/COUNTA([.N9:.N55])" office:value-type="percentage" office:value="1" calcext:value-type="percentage">
            <text:p>100.00%</text:p>
          </table:table-cell>
          <table:table-cell table:style-name="ce15" table:formula="of:=COUNTIF([.O9:.O55];&quot;true&quot;)/COUNTA([.O9:.O55])" office:value-type="percentage" office:value="0.893617021276596" calcext:value-type="percentage">
            <text:p>89.36%</text:p>
          </table:table-cell>
          <table:table-cell table:style-name="ce15" table:formula="of:=COUNTIF([.P9:.P55];&quot;true&quot;)/COUNTA([.P9:.P55])" office:value-type="percentage" office:value="1" calcext:value-type="percentage">
            <text:p>100.00%</text:p>
          </table:table-cell>
          <table:table-cell table:style-name="ce15" table:formula="of:=COUNTIF([.Q9:.Q55];&quot;true&quot;)/COUNTA([.Q9:.Q55])" office:value-type="percentage" office:value="1" calcext:value-type="percentage">
            <text:p>100.00%</text:p>
          </table:table-cell>
          <table:table-cell table:style-name="ce15" table:formula="of:=COUNTIF([.R9:.R55];&quot;true&quot;)/COUNTA([.R9:.R55])" office:value-type="percentage" office:value="1" calcext:value-type="percentage">
            <text:p>100.00%</text:p>
          </table:table-cell>
          <table:table-cell table:style-name="ce15" table:formula="of:=COUNTIF([.S9:.S55];&quot;true&quot;)/COUNTA([.S9:.S55])" office:value-type="percentage" office:value="1" calcext:value-type="percentage">
            <text:p>100.00%</text:p>
          </table:table-cell>
          <table:table-cell table:style-name="ce15" table:formula="of:=COUNTIF([.T9:.T55];&quot;true&quot;)/COUNTA([.T9:.T55])" office:value-type="percentage" office:value="0.957446808510638" calcext:value-type="percentage">
            <text:p>95.74%</text:p>
          </table:table-cell>
          <table:table-cell table:style-name="ce15" table:formula="of:=COUNTIF([.U9:.U55];&quot;true&quot;)/COUNTA([.U9:.U55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s </text:p>
          </table:table-cell>
          <table:table-cell table:number-columns-repeated="10"/>
          <table:table-cell table:style-name="ce7" office:value-type="string" calcext:value-type="string">
            <text:p>Exceptions </text:p>
          </table:table-cell>
          <table:table-cell table:style-name="ce15" table:formula="of:=COUNTIF([.M56:.M62];&quot;true&quot;)/COUNTA([.M56:.M62])" office:value-type="percentage" office:value="0" calcext:value-type="percentage">
            <text:p>0.00%</text:p>
          </table:table-cell>
          <table:table-cell table:style-name="ce15" table:formula="of:=COUNTIF([.N56:.N62];&quot;true&quot;)/COUNTA([.N56:.N62])" office:value-type="percentage" office:value="0" calcext:value-type="percentage">
            <text:p>0.00%</text:p>
          </table:table-cell>
          <table:table-cell table:style-name="ce15" table:formula="of:=COUNTIF([.O56:.O62];&quot;true&quot;)/COUNTA([.O56:.O62])" office:value-type="percentage" office:value="1" calcext:value-type="percentage">
            <text:p>100.00%</text:p>
          </table:table-cell>
          <table:table-cell table:style-name="ce15" table:formula="of:=COUNTIF([.P56:.P62];&quot;true&quot;)/COUNTA([.P56:.P62])" office:value-type="percentage" office:value="1" calcext:value-type="percentage">
            <text:p>100.00%</text:p>
          </table:table-cell>
          <table:table-cell table:style-name="ce15" table:formula="of:=COUNTIF([.Q56:.Q62];&quot;true&quot;)/COUNTA([.Q56:.Q62])" office:value-type="percentage" office:value="1" calcext:value-type="percentage">
            <text:p>100.00%</text:p>
          </table:table-cell>
          <table:table-cell table:style-name="ce15" table:formula="of:=COUNTIF([.R56:.R62];&quot;true&quot;)/COUNTA([.R56:.R62])" office:value-type="percentage" office:value="1" calcext:value-type="percentage">
            <text:p>100.00%</text:p>
          </table:table-cell>
          <table:table-cell table:style-name="ce15" table:formula="of:=COUNTIF([.S56:.S62];&quot;true&quot;)/COUNTA([.S56:.S62])" office:value-type="percentage" office:value="1" calcext:value-type="percentage">
            <text:p>100.00%</text:p>
          </table:table-cell>
          <table:table-cell table:style-name="ce15" table:formula="of:=COUNTIF([.T56:.T62];&quot;true&quot;)/COUNTA([.T56:.T62])" office:value-type="percentage" office:value="0.714285714285714" calcext:value-type="percentage">
            <text:p>71.43%</text:p>
          </table:table-cell>
          <table:table-cell table:style-name="ce15" table:formula="of:=COUNTIF([.U56:.U62];&quot;true&quot;)/COUNTA([.U56:.U62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 </text:p>
          </table:table-cell>
          <table:table-cell table:number-columns-repeated="10"/>
          <table:table-cell table:style-name="ce7" office:value-type="string" calcext:value-type="string">
            <text:p>Generics </text:p>
          </table:table-cell>
          <table:table-cell table:style-name="ce15" table:formula="of:=COUNTIF([.M63:.M113];&quot;true&quot;)/COUNTA([.M63:.M113])" office:value-type="percentage" office:value="0" calcext:value-type="percentage">
            <text:p>0.00%</text:p>
          </table:table-cell>
          <table:table-cell table:style-name="ce15" table:formula="of:=COUNTIF([.N63:.N113];&quot;true&quot;)/COUNTA([.N63:.N113])" office:value-type="percentage" office:value="0.333333333333333" calcext:value-type="percentage">
            <text:p>33.33%</text:p>
          </table:table-cell>
          <table:table-cell table:style-name="ce15" table:formula="of:=COUNTIF([.O63:.O113];&quot;true&quot;)/COUNTA([.O63:.O113])" office:value-type="percentage" office:value="0.0588235294117647" calcext:value-type="percentage">
            <text:p>5.88%</text:p>
          </table:table-cell>
          <table:table-cell table:style-name="ce15" table:formula="of:=COUNTIF([.P63:.P113];&quot;true&quot;)/COUNTA([.P63:.P113])" office:value-type="percentage" office:value="0" calcext:value-type="percentage">
            <text:p>0.00%</text:p>
          </table:table-cell>
          <table:table-cell table:style-name="ce15" table:formula="of:=COUNTIF([.Q63:.Q113];&quot;true&quot;)/COUNTA([.Q63:.Q113])" office:value-type="percentage" office:value="0" calcext:value-type="percentage">
            <text:p>0.00%</text:p>
          </table:table-cell>
          <table:table-cell table:style-name="ce15" table:formula="of:=COUNTIF([.R63:.R113];&quot;true&quot;)/COUNTA([.R63:.R113])" office:value-type="percentage" office:value="1" calcext:value-type="percentage">
            <text:p>100.00%</text:p>
          </table:table-cell>
          <table:table-cell table:style-name="ce15" table:formula="of:=COUNTIF([.S63:.S113];&quot;true&quot;)/COUNTA([.S63:.S113])" office:value-type="percentage" office:value="0.176470588235294" calcext:value-type="percentage">
            <text:p>17.65%</text:p>
          </table:table-cell>
          <table:table-cell table:style-name="ce15" table:formula="of:=COUNTIF([.T63:.T113];&quot;true&quot;)/COUNTA([.T63:.T113])" office:value-type="percentage" office:value="1" calcext:value-type="percentage">
            <text:p>100.00%</text:p>
          </table:table-cell>
          <table:table-cell table:style-name="ce15" table:formula="of:=COUNTIF([.U63:.U113];&quot;true&quot;)/COUNTA([.U63:.U113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 </text:p>
          </table:table-cell>
          <table:table-cell table:number-columns-repeated="10"/>
          <table:table-cell table:style-name="ce7" office:value-type="string" calcext:value-type="string">
            <text:p>Inheritance </text:p>
          </table:table-cell>
          <table:table-cell table:style-name="ce15" table:formula="of:=COUNTIF([.M114:.M120];&quot;true&quot;)/COUNTA([.M114:.M120])" office:value-type="percentage" office:value="0.714285714285714" calcext:value-type="percentage">
            <text:p>71.43%</text:p>
          </table:table-cell>
          <table:table-cell table:style-name="ce15" table:formula="of:=COUNTIF([.N114:.N120];&quot;true&quot;)/COUNTA([.N114:.N120])" office:value-type="percentage" office:value="1" calcext:value-type="percentage">
            <text:p>100.00%</text:p>
          </table:table-cell>
          <table:table-cell table:style-name="ce15" table:formula="of:=COUNTIF([.O114:.O120];&quot;true&quot;)/COUNTA([.O114:.O120])" office:value-type="percentage" office:value="0.714285714285714" calcext:value-type="percentage">
            <text:p>71.43%</text:p>
          </table:table-cell>
          <table:table-cell table:style-name="ce15" table:formula="of:=COUNTIF([.P114:.P120];&quot;true&quot;)/COUNTA([.P114:.P120])" office:value-type="percentage" office:value="0.857142857142857" calcext:value-type="percentage">
            <text:p>85.71%</text:p>
          </table:table-cell>
          <table:table-cell table:style-name="ce15" table:formula="of:=COUNTIF([.Q114:.Q120];&quot;true&quot;)/COUNTA([.Q114:.Q120])" office:value-type="percentage" office:value="1" calcext:value-type="percentage">
            <text:p>100.00%</text:p>
          </table:table-cell>
          <table:table-cell table:style-name="ce15" table:formula="of:=COUNTIF([.R114:.R120];&quot;true&quot;)/COUNTA([.R114:.R120])" office:value-type="percentage" office:value="1" calcext:value-type="percentage">
            <text:p>100.00%</text:p>
          </table:table-cell>
          <table:table-cell table:style-name="ce15" table:formula="of:=COUNTIF([.S114:.S120];&quot;true&quot;)/COUNTA([.S114:.S120])" office:value-type="percentage" office:value="1" calcext:value-type="percentage">
            <text:p>100.00%</text:p>
          </table:table-cell>
          <table:table-cell table:style-name="ce15" table:formula="of:=COUNTIF([.T114:.T120];&quot;true&quot;)/COUNTA([.T114:.T120])" office:value-type="percentage" office:value="0.428571428571429" calcext:value-type="percentage">
            <text:p>42.86%</text:p>
          </table:table-cell>
          <table:table-cell table:style-name="ce15" table:formula="of:=COUNTIF([.U114:.U120];&quot;true&quot;)/COUNTA([.U114:.U120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 </text:p>
          </table:table-cell>
          <table:table-cell table:number-columns-repeated="10"/>
          <table:table-cell table:style-name="ce7" office:value-type="string" calcext:value-type="string">
            <text:p>Members </text:p>
          </table:table-cell>
          <table:table-cell table:style-name="ce15" table:formula="of:=COUNTIF([.M121:.M139];&quot;true&quot;)/COUNTA([.M121:.M139])" office:value-type="percentage" office:value="1" calcext:value-type="percentage">
            <text:p>100.00%</text:p>
          </table:table-cell>
          <table:table-cell table:style-name="ce15" table:formula="of:=COUNTIF([.N121:.N139];&quot;true&quot;)/COUNTA([.N121:.N139])" office:value-type="percentage" office:value="1" calcext:value-type="percentage">
            <text:p>100.00%</text:p>
          </table:table-cell>
          <table:table-cell table:style-name="ce15" table:formula="of:=COUNTIF([.O121:.O139];&quot;true&quot;)/COUNTA([.O121:.O139])" office:value-type="percentage" office:value="0.842105263157895" calcext:value-type="percentage">
            <text:p>84.21%</text:p>
          </table:table-cell>
          <table:table-cell table:style-name="ce15" table:formula="of:=COUNTIF([.P121:.P139];&quot;true&quot;)/COUNTA([.P121:.P139])" office:value-type="percentage" office:value="0.894736842105263" calcext:value-type="percentage">
            <text:p>89.47%</text:p>
          </table:table-cell>
          <table:table-cell table:style-name="ce15" table:formula="of:=COUNTIF([.Q121:.Q139];&quot;true&quot;)/COUNTA([.Q121:.Q139])" office:value-type="percentage" office:value="1" calcext:value-type="percentage">
            <text:p>100.00%</text:p>
          </table:table-cell>
          <table:table-cell table:style-name="ce15" table:formula="of:=COUNTIF([.R121:.R139];&quot;true&quot;)/COUNTA([.R121:.R139])" office:value-type="percentage" office:value="1" calcext:value-type="percentage">
            <text:p>100.00%</text:p>
          </table:table-cell>
          <table:table-cell table:style-name="ce15" table:formula="of:=COUNTIF([.S121:.S139];&quot;true&quot;)/COUNTA([.S121:.S139])" office:value-type="percentage" office:value="0.842105263157895" calcext:value-type="percentage">
            <text:p>84.21%</text:p>
          </table:table-cell>
          <table:table-cell table:style-name="ce15" table:formula="of:=COUNTIF([.T121:.T139];&quot;true&quot;)/COUNTA([.T121:.T139])" office:value-type="percentage" office:value="0.421052631578947" calcext:value-type="percentage">
            <text:p>42.11%</text:p>
          </table:table-cell>
          <table:table-cell table:style-name="ce15" table:formula="of:=COUNTIF([.U121:.U139];&quot;true&quot;)/COUNTA([.U121:.U139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ther Modifiers</text:p>
          </table:table-cell>
          <table:table-cell table:number-columns-repeated="10"/>
          <table:table-cell table:style-name="ce7" office:value-type="string" calcext:value-type="string">
            <text:p>Other Modifiers</text:p>
          </table:table-cell>
          <table:table-cell table:style-name="ce15" table:formula="of:=COUNTIF([.M140:.M152];&quot;true&quot;)/COUNTA([.M140:.M152])" office:value-type="percentage" office:value="0.615384615384615" calcext:value-type="percentage">
            <text:p>61.54%</text:p>
          </table:table-cell>
          <table:table-cell table:style-name="ce15" table:formula="of:=COUNTIF([.N140:.N152];&quot;true&quot;)/COUNTA([.N140:.N152])" office:value-type="percentage" office:value="0.846153846153846" calcext:value-type="percentage">
            <text:p>84.62%</text:p>
          </table:table-cell>
          <table:table-cell table:style-name="ce15" table:formula="of:=COUNTIF([.O140:.O152];&quot;true&quot;)/COUNTA([.O140:.O152])" office:value-type="percentage" office:value="0.846153846153846" calcext:value-type="percentage">
            <text:p>84.62%</text:p>
          </table:table-cell>
          <table:table-cell table:style-name="ce15" table:formula="of:=COUNTIF([.P140:.P152];&quot;true&quot;)/COUNTA([.P140:.P152])" office:value-type="percentage" office:value="0.538461538461538" calcext:value-type="percentage">
            <text:p>53.85%</text:p>
          </table:table-cell>
          <table:table-cell table:style-name="ce15" table:formula="of:=COUNTIF([.Q140:.Q152];&quot;true&quot;)/COUNTA([.Q140:.Q152])" office:value-type="percentage" office:value="0.846153846153846" calcext:value-type="percentage">
            <text:p>84.62%</text:p>
          </table:table-cell>
          <table:table-cell table:style-name="ce15" table:formula="of:=COUNTIF([.R140:.R152];&quot;true&quot;)/COUNTA([.R140:.R152])" office:value-type="percentage" office:value="0.692307692307692" calcext:value-type="percentage">
            <text:p>69.23%</text:p>
          </table:table-cell>
          <table:table-cell table:style-name="ce15" table:formula="of:=COUNTIF([.S140:.S152];&quot;true&quot;)/COUNTA([.S140:.S152])" office:value-type="percentage" office:value="0.769230769230769" calcext:value-type="percentage">
            <text:p>76.92%</text:p>
          </table:table-cell>
          <table:table-cell table:style-name="ce15" table:formula="of:=COUNTIF([.T140:.T152];&quot;true&quot;)/COUNTA([.T140:.T152])" office:value-type="percentage" office:value="0.615384615384615" calcext:value-type="percentage">
            <text:p>61.54%</text:p>
          </table:table-cell>
          <table:table-cell table:style-name="ce15" table:formula="of:=COUNTIF([.U140:.U152];&quot;true&quot;)/COUNTA([.U140:.U152])" office:value-type="percentage" office:value="0.846153846153846" calcext:value-type="percentage">
            <text:p>84.62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thers </text:p>
          </table:table-cell>
          <table:table-cell table:number-columns-repeated="10"/>
          <table:table-cell table:style-name="ce7" office:value-type="string" calcext:value-type="string">
            <text:p>Others </text:p>
          </table:table-cell>
          <table:table-cell table:style-name="ce15" table:formula="of:=COUNTIF([.M153:.M156];&quot;true&quot;)/COUNTA([.M153:.M156])" office:value-type="percentage" office:value="1" calcext:value-type="percentage">
            <text:p>100.00%</text:p>
          </table:table-cell>
          <table:table-cell table:style-name="ce15" table:formula="of:=COUNTIF([.N153:.N156];&quot;true&quot;)/COUNTA([.N153:.N156])" office:value-type="percentage" office:value="1" calcext:value-type="percentage">
            <text:p>100.00%</text:p>
          </table:table-cell>
          <table:table-cell table:style-name="ce15" table:formula="of:=COUNTIF([.O153:.O156];&quot;true&quot;)/COUNTA([.O153:.O156])" office:value-type="percentage" office:value="0.75" calcext:value-type="percentage">
            <text:p>75.00%</text:p>
          </table:table-cell>
          <table:table-cell table:style-name="ce15" table:formula="of:=COUNTIF([.P153:.P156];&quot;true&quot;)/COUNTA([.P153:.P156])" office:value-type="percentage" office:value="1" calcext:value-type="percentage">
            <text:p>100.00%</text:p>
          </table:table-cell>
          <table:table-cell table:style-name="ce15" table:formula="of:=COUNTIF([.Q153:.Q156];&quot;true&quot;)/COUNTA([.Q153:.Q156])" office:value-type="percentage" office:value="1" calcext:value-type="percentage">
            <text:p>100.00%</text:p>
          </table:table-cell>
          <table:table-cell table:style-name="ce15" table:formula="of:=COUNTIF([.R153:.R156];&quot;true&quot;)/COUNTA([.R153:.R156])" office:value-type="percentage" office:value="1" calcext:value-type="percentage">
            <text:p>100.00%</text:p>
          </table:table-cell>
          <table:table-cell table:style-name="ce15" table:formula="of:=COUNTIF([.S153:.S156];&quot;true&quot;)/COUNTA([.S153:.S156])" office:value-type="percentage" office:value="1" calcext:value-type="percentage">
            <text:p>100.00%</text:p>
          </table:table-cell>
          <table:table-cell table:style-name="ce15" table:formula="of:=COUNTIF([.T153:.T156];&quot;true&quot;)/COUNTA([.T153:.T156])" office:value-type="percentage" office:value="0.5" calcext:value-type="percentage">
            <text:p>50.00%</text:p>
          </table:table-cell>
          <table:table-cell table:style-name="ce15" table:formula="of:=COUNTIF([.U153:.U156];&quot;true&quot;)/COUNTA([.U153:.U156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table:number-columns-repeated="11"/>
          <table:table-cell table:style-name="ce9"/>
          <table:table-cell table:style-name="ce16" table:formula="of:=[.M158]" office:value-type="percentage" office:value="0.577922077922078" calcext:value-type="percentage">
            <text:p>57.79%</text:p>
          </table:table-cell>
          <table:table-cell table:style-name="ce16" table:formula="of:=[.N158]" office:value-type="percentage" office:value="0.720779220779221" calcext:value-type="percentage">
            <text:p>72.08%</text:p>
          </table:table-cell>
          <table:table-cell table:style-name="ce16" table:formula="of:=[.O158]" office:value-type="percentage" office:value="0.597402597402597" calcext:value-type="percentage">
            <text:p>59.74%</text:p>
          </table:table-cell>
          <table:table-cell table:style-name="ce16" table:formula="of:=[.P158]" office:value-type="percentage" office:value="0.61038961038961" calcext:value-type="percentage">
            <text:p>61.04%</text:p>
          </table:table-cell>
          <table:table-cell table:style-name="ce16" table:formula="of:=[.Q158]" office:value-type="percentage" office:value="0.655844155844156" calcext:value-type="percentage">
            <text:p>65.58%</text:p>
          </table:table-cell>
          <table:table-cell table:style-name="ce16" table:formula="of:=[.R158]" office:value-type="percentage" office:value="0.974025974025974" calcext:value-type="percentage">
            <text:p>97.40%</text:p>
          </table:table-cell>
          <table:table-cell table:style-name="ce16" table:formula="of:=[.S158]" office:value-type="percentage" office:value="0.681818181818182" calcext:value-type="percentage">
            <text:p>68.18%</text:p>
          </table:table-cell>
          <table:table-cell table:style-name="ce16" table:formula="of:=[.T158]" office:value-type="percentage" office:value="0.824675324675325" calcext:value-type="percentage">
            <text:p>82.47%</text:p>
          </table:table-cell>
          <table:table-cell table:style-name="ce16" table:formula="of:=[.U158]" office:value-type="percentage" office:value="0.987012987012987" calcext:value-type="percentage">
            <text:p>98.70%</text:p>
          </table:table-cell>
          <table:table-cell table:number-columns-repeated="3"/>
        </table:table-row>
        <table:table-row table:style-name="ro2" table:number-rows-repeated="2">
          <table:table-cell table:number-columns-repeated="24"/>
        </table:table-row>
        <table:table-row table:style-name="ro2" table:number-rows-repeated="8">
          <table:table-cell table:number-columns-repeated="12"/>
          <table:table-cell table:style-name="ce17" table:number-columns-repeated="9"/>
          <table:table-cell table:number-columns-repeated="3"/>
        </table:table-row>
        <table:table-row table:style-name="ro2" table:number-rows-repeated="1048394">
          <table:table-cell table:number-columns-repeated="24"/>
        </table:table-row>
        <table:table-row table:style-name="ro2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0:21:13.376818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2T11:33:54.554623398</dc:date>
    <meta:generator>LibreOffice/4.2.8.2$Linux_X86_64 LibreOffice_project/420m0$Build-2</meta:generator>
    <meta:editing-duration>PT2H22M36S</meta:editing-duration>
    <meta:editing-cycles>11</meta:editing-cycles>
    <meta:document-statistic meta:table-count="1" meta:cell-count="3386" meta:object-count="0"/>
  </office:meta>
</office:document-meta>
</file>